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0.5pt" officeooo:rsid="0007046e" officeooo:paragraph-rsid="0007046e" style:font-size-asian="10.5pt" style:font-size-complex="10.5pt"/>
    </style:style>
    <style:style style:name="P2" style:family="paragraph" style:parent-style-name="Standard">
      <style:text-properties fo:font-size="10.5pt" officeooo:rsid="00117559" officeooo:paragraph-rsid="00122bdb" style:font-size-asian="10.5pt" style:font-size-complex="10.5pt"/>
    </style:style>
    <style:style style:name="P3" style:family="paragraph" style:parent-style-name="Standard">
      <style:text-properties fo:font-size="10.5pt" officeooo:rsid="0012f3d3" officeooo:paragraph-rsid="0012f3d3" style:font-size-asian="10.5pt" style:font-size-complex="10.5pt"/>
    </style:style>
    <style:style style:name="P4" style:family="paragraph" style:parent-style-name="Standard">
      <style:text-properties fo:font-size="10.5pt" officeooo:rsid="0014ff9b" officeooo:paragraph-rsid="0014ff9b" style:font-size-asian="10.5pt" style:font-size-complex="10.5pt"/>
    </style:style>
    <style:style style:name="P5" style:family="paragraph" style:parent-style-name="Standard">
      <style:text-properties fo:font-size="10.5pt" officeooo:rsid="001dceac" officeooo:paragraph-rsid="001dceac" style:font-size-asian="10.5pt" style:font-size-complex="10.5pt"/>
    </style:style>
    <style:style style:name="P6" style:family="paragraph" style:parent-style-name="Standard">
      <style:text-properties fo:font-size="10.5pt" officeooo:rsid="002aba51" officeooo:paragraph-rsid="002aba51" style:font-size-asian="10.5pt" style:font-size-complex="10.5pt"/>
    </style:style>
    <style:style style:name="P7" style:family="paragraph" style:parent-style-name="Standard">
      <style:text-properties fo:font-size="10.5pt" officeooo:rsid="002c86e4" officeooo:paragraph-rsid="002c86e4" style:font-size-asian="10.5pt" style:font-size-complex="10.5pt"/>
    </style:style>
    <style:style style:name="P8" style:family="paragraph" style:parent-style-name="Standard">
      <style:text-properties fo:font-size="10.5pt" officeooo:rsid="002f8564" officeooo:paragraph-rsid="002f8564" style:font-size-asian="10.5pt" style:font-size-complex="10.5pt"/>
    </style:style>
    <style:style style:name="P9" style:family="paragraph" style:parent-style-name="Standard">
      <style:text-properties fo:font-size="10.5pt" officeooo:rsid="0027278f" officeooo:paragraph-rsid="0027278f" style:font-size-asian="10.5pt" style:font-size-complex="10.5pt"/>
    </style:style>
    <style:style style:name="P10" style:family="paragraph" style:parent-style-name="Standard">
      <style:text-properties fo:font-size="10.5pt" officeooo:rsid="0027278f" officeooo:paragraph-rsid="007030e7" style:font-size-asian="10.5pt" style:font-size-complex="10.5pt"/>
    </style:style>
    <style:style style:name="P11" style:family="paragraph" style:parent-style-name="Standard">
      <style:text-properties fo:font-size="10.5pt" officeooo:rsid="0059e179" officeooo:paragraph-rsid="0059e179" style:font-size-asian="10.5pt" style:font-size-complex="10.5pt"/>
    </style:style>
    <style:style style:name="P12" style:family="paragraph" style:parent-style-name="Standard">
      <style:text-properties fo:font-size="10.5pt" officeooo:rsid="0016e0c8" officeooo:paragraph-rsid="0016e0c8" style:font-size-asian="10.5pt" style:font-size-complex="10.5pt"/>
    </style:style>
    <style:style style:name="P13" style:family="paragraph" style:parent-style-name="Standard">
      <style:text-properties fo:font-size="10.5pt" officeooo:rsid="0030d0c3" officeooo:paragraph-rsid="0030d0c3" fo:background-color="#ffff00" style:font-size-asian="10.5pt" style:font-size-complex="10.5pt"/>
    </style:style>
    <style:style style:name="P14" style:family="paragraph" style:parent-style-name="Standard">
      <style:text-properties fo:font-size="10.5pt" officeooo:rsid="0034db97" officeooo:paragraph-rsid="0034db97" fo:background-color="#81d41a" style:font-size-asian="10.5pt" style:font-size-complex="10.5pt"/>
    </style:style>
    <style:style style:name="P15" style:family="paragraph" style:parent-style-name="Standard">
      <style:text-properties officeooo:rsid="002f0bec" officeooo:paragraph-rsid="002f0bec"/>
    </style:style>
    <style:style style:name="P16" style:family="paragraph" style:parent-style-name="Standard">
      <style:text-properties officeooo:rsid="002f8564" officeooo:paragraph-rsid="002f8564"/>
    </style:style>
    <style:style style:name="P17" style:family="paragraph" style:parent-style-name="Standard">
      <style:text-properties officeooo:rsid="00385689" officeooo:paragraph-rsid="00385689"/>
    </style:style>
    <style:style style:name="P18" style:family="paragraph" style:parent-style-name="Standard">
      <style:text-properties officeooo:rsid="003c195c"/>
    </style:style>
    <style:style style:name="P19" style:family="paragraph" style:parent-style-name="Standard">
      <style:text-properties officeooo:rsid="003ac019" officeooo:paragraph-rsid="003ac019"/>
    </style:style>
    <style:style style:name="P20" style:family="paragraph" style:parent-style-name="Standard">
      <style:text-properties officeooo:rsid="003fb753" officeooo:paragraph-rsid="003fb753"/>
    </style:style>
    <style:style style:name="P21" style:family="paragraph" style:parent-style-name="Standard">
      <style:text-properties officeooo:rsid="00422a53" officeooo:paragraph-rsid="00422a53"/>
    </style:style>
    <style:style style:name="P22" style:family="paragraph" style:parent-style-name="Standard">
      <style:text-properties officeooo:rsid="004539e5" officeooo:paragraph-rsid="004539e5"/>
    </style:style>
    <style:style style:name="P23" style:family="paragraph" style:parent-style-name="Standard">
      <style:text-properties officeooo:rsid="00480ce4" officeooo:paragraph-rsid="00480ce4"/>
    </style:style>
    <style:style style:name="P24" style:family="paragraph" style:parent-style-name="Standard">
      <style:text-properties officeooo:rsid="004994e8" officeooo:paragraph-rsid="004994e8"/>
    </style:style>
    <style:style style:name="P25" style:family="paragraph" style:parent-style-name="Standard">
      <style:text-properties officeooo:rsid="004a75c0" officeooo:paragraph-rsid="004a75c0"/>
    </style:style>
    <style:style style:name="P26" style:family="paragraph" style:parent-style-name="Standard">
      <style:text-properties officeooo:rsid="004bdec1" officeooo:paragraph-rsid="004bdec1"/>
    </style:style>
    <style:style style:name="P27" style:family="paragraph" style:parent-style-name="Standard">
      <style:text-properties officeooo:rsid="004d76eb" officeooo:paragraph-rsid="004d76eb"/>
    </style:style>
    <style:style style:name="P28" style:family="paragraph" style:parent-style-name="Standard">
      <style:text-properties officeooo:rsid="004da2f0" officeooo:paragraph-rsid="004da2f0"/>
    </style:style>
    <style:style style:name="P29" style:family="paragraph" style:parent-style-name="Standard">
      <style:text-properties officeooo:rsid="00515db7" officeooo:paragraph-rsid="00515db7"/>
    </style:style>
    <style:style style:name="P30" style:family="paragraph" style:parent-style-name="Standard">
      <style:text-properties officeooo:rsid="00527ebf" officeooo:paragraph-rsid="00527ebf"/>
    </style:style>
    <style:style style:name="P31" style:family="paragraph" style:parent-style-name="Standard">
      <style:text-properties fo:font-style="italic" officeooo:rsid="0043af0d" officeooo:paragraph-rsid="0043af0d" style:font-style-asian="italic" style:font-style-complex="italic"/>
    </style:style>
    <style:style style:name="P32" style:family="paragraph" style:parent-style-name="Standard">
      <style:text-properties officeooo:rsid="0067ae14" officeooo:paragraph-rsid="00527ebf"/>
    </style:style>
    <style:style style:name="P33" style:family="paragraph" style:parent-style-name="Standard">
      <style:text-properties style:text-underline-style="none" officeooo:rsid="0067ae14" officeooo:paragraph-rsid="0067ae14"/>
    </style:style>
    <style:style style:name="P34" style:family="paragraph" style:parent-style-name="Standard">
      <style:text-properties style:text-underline-style="none" officeooo:rsid="007895ff" officeooo:paragraph-rsid="007895ff"/>
    </style:style>
    <style:style style:name="P35" style:family="paragraph" style:parent-style-name="Standard">
      <style:text-properties style:text-underline-style="none" fo:font-weight="bold" officeooo:rsid="007895ff" officeooo:paragraph-rsid="007895ff" style:font-weight-asian="bold" style:font-weight-complex="bold"/>
    </style:style>
    <style:style style:name="P36" style:family="paragraph" style:parent-style-name="Standard">
      <style:text-properties style:text-underline-style="none" officeooo:rsid="007cbfaa" officeooo:paragraph-rsid="007cbfaa"/>
    </style:style>
    <style:style style:name="P37" style:family="paragraph" style:parent-style-name="Standard">
      <style:text-properties style:text-underline-style="none" officeooo:rsid="007895ff" officeooo:paragraph-rsid="007895ff"/>
    </style:style>
    <style:style style:name="P38" style:family="paragraph" style:parent-style-name="Standard">
      <style:text-properties style:text-underline-style="none" officeooo:rsid="0080d105" officeooo:paragraph-rsid="0080d105"/>
    </style:style>
    <style:style style:name="P39" style:family="paragraph" style:parent-style-name="Standard">
      <style:text-properties style:text-underline-style="none" officeooo:rsid="0081e2dd" officeooo:paragraph-rsid="0081e2dd"/>
    </style:style>
    <style:style style:name="T1" style:family="text">
      <style:text-properties officeooo:rsid="000b49d0"/>
    </style:style>
    <style:style style:name="T2" style:family="text">
      <style:text-properties officeooo:rsid="000c06b0"/>
    </style:style>
    <style:style style:name="T3" style:family="text">
      <style:text-properties officeooo:rsid="001476c1"/>
    </style:style>
    <style:style style:name="T4" style:family="text">
      <style:text-properties officeooo:rsid="0014ff9b"/>
    </style:style>
    <style:style style:name="T5" style:family="text">
      <style:text-properties officeooo:rsid="001a84b7"/>
    </style:style>
    <style:style style:name="T6" style:family="text">
      <style:text-properties officeooo:rsid="001bfe3c"/>
    </style:style>
    <style:style style:name="T7" style:family="text">
      <style:text-properties officeooo:rsid="00238979"/>
    </style:style>
    <style:style style:name="T8" style:family="text">
      <style:text-properties fo:background-color="#ffff00" loext:char-shading-value="0"/>
    </style:style>
    <style:style style:name="T9" style:family="text">
      <style:text-properties officeooo:rsid="001476c1" fo:background-color="#ffff00" loext:char-shading-value="0"/>
    </style:style>
    <style:style style:name="T10" style:family="text">
      <style:text-properties officeooo:rsid="0014ff9b" fo:background-color="#ffff00" loext:char-shading-value="0"/>
    </style:style>
    <style:style style:name="T11" style:family="text">
      <style:text-properties officeooo:rsid="0033fad2" fo:background-color="#ffff00" loext:char-shading-value="0"/>
    </style:style>
    <style:style style:name="T12" style:family="text">
      <style:text-properties officeooo:rsid="0067ae14" fo:background-color="#ffff00" loext:char-shading-value="0"/>
    </style:style>
    <style:style style:name="T13" style:family="text">
      <style:text-properties officeooo:rsid="002f107b"/>
    </style:style>
    <style:style style:name="T14" style:family="text">
      <style:text-properties officeooo:rsid="0033fad2"/>
    </style:style>
    <style:style style:name="T15" style:family="text">
      <style:text-properties officeooo:rsid="00396423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background-color="#ffff00" loext:char-shading-value="0" style:font-style-asian="italic" style:font-style-complex="italic"/>
    </style:style>
    <style:style style:name="T18" style:family="text">
      <style:text-properties fo:font-style="italic" officeooo:rsid="0067ae14" fo:background-color="#ffff00" loext:char-shading-value="0" style:font-style-asian="italic" style:font-style-complex="italic"/>
    </style:style>
    <style:style style:name="T19" style:family="text">
      <style:text-properties fo:font-style="italic" officeooo:rsid="003f0530" fo:background-color="#ffffff" loext:char-shading-value="0" style:font-style-asian="italic" style:font-style-complex="italic"/>
    </style:style>
    <style:style style:name="T20" style:family="text">
      <style:text-properties fo:background-color="#ffffff" loext:char-shading-value="0"/>
    </style:style>
    <style:style style:name="T21" style:family="text">
      <style:text-properties officeooo:rsid="005816e6" fo:background-color="#ffffff" loext:char-shading-value="0"/>
    </style:style>
    <style:style style:name="T22" style:family="text">
      <style:text-properties officeooo:rsid="0027278f" fo:background-color="#ffffff" loext:char-shading-value="0"/>
    </style:style>
    <style:style style:name="T23" style:family="text">
      <style:text-properties officeooo:rsid="005aab46" fo:background-color="#ffffff" loext:char-shading-value="0"/>
    </style:style>
    <style:style style:name="T24" style:family="text">
      <style:text-properties officeooo:rsid="005d8126" fo:background-color="#ffffff" loext:char-shading-value="0"/>
    </style:style>
    <style:style style:name="T25" style:family="text">
      <style:text-properties officeooo:rsid="0067ae14" fo:background-color="#ffffff" loext:char-shading-value="0"/>
    </style:style>
    <style:style style:name="T26" style:family="text">
      <style:text-properties officeooo:rsid="0058d21e" fo:background-color="#ffffff" loext:char-shading-value="0"/>
    </style:style>
    <style:style style:name="T27" style:family="text">
      <style:text-properties officeooo:rsid="006d2493" fo:background-color="#ffffff" loext:char-shading-value="0"/>
    </style:style>
    <style:style style:name="T28" style:family="text">
      <style:text-properties officeooo:rsid="007030e7" fo:background-color="#ffffff" loext:char-shading-value="0"/>
    </style:style>
    <style:style style:name="T29" style:family="text">
      <style:text-properties officeooo:rsid="0067ae14"/>
    </style:style>
    <style:style style:name="T30" style:family="text">
      <style:text-properties officeooo:rsid="0069e675"/>
    </style:style>
    <style:style style:name="T31" style:family="text">
      <style:text-properties officeooo:rsid="0067ae14" fo:background-color="#00a933" loext:char-shading-value="0"/>
    </style:style>
    <style:style style:name="T32" style:family="text">
      <style:text-properties officeooo:rsid="005816e6" fo:background-color="#00a933" loext:char-shading-value="0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officeooo:rsid="00807437"/>
    </style:style>
    <style:style style:name="T35" style:family="text">
      <style:text-properties officeooo:rsid="0080d105"/>
    </style:style>
    <style:style style:name="T36" style:family="text">
      <style:text-properties style:text-underline-style="solid" style:text-underline-width="auto" style:text-underline-color="font-color"/>
    </style:style>
    <style:style style:name="T37" style:family="text">
      <style:text-properties style:text-underline-style="solid" style:text-underline-width="auto" style:text-underline-color="font-color" officeooo:rsid="0080d105"/>
    </style:style>
    <style:style style:name="T38" style:family="text">
      <style:text-properties style:text-underline-style="solid" style:text-underline-width="auto" style:text-underline-color="font-color" officeooo:rsid="007895ff"/>
    </style:style>
    <style:style style:name="T39" style:family="text">
      <style:text-properties officeooo:rsid="007895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^[inicio] [^no viene]</text:p>
      <text:p text:style-name="P8">T=token</text:p>
      <text:p text:style-name="P8">R=reservado</text:p>
      <text:p text:style-name="P13">{posible conflicto}</text:p>
      <text:p text:style-name="P14">{Test jison}</text:p>
      <text:p text:style-name="P1"><text:span text:style-name="T3">t</text:span>int*<text:tab/><text:tab/>-?[0-9]+<text:tab/><text:tab/><text:tab/><text:span text:style-name="T6">12</text:span></text:p>
      <text:p text:style-name="P1"><text:span text:style-name="T3">td</text:span>ouble*<text:tab/><text:tab/>-?[0-9]*[\.][0-9]+<text:tab/><text:tab/>-<text:span text:style-name="T6">0.12</text:span></text:p>
      <text:p text:style-name="P1"><text:span text:style-name="T3">tc</text:span>har*<text:tab/><text:tab/>\'[^\']?\'<text:tab/><text:tab/><text:tab/>‘<text:span text:style-name="T6">j’</text:span></text:p>
      <text:p text:style-name="P1"><text:span text:style-name="T3">tb</text:span>oolean*<text:tab/><text:tab/><text:span text:style-name="T1">true,false {reservada}<text:tab/><text:tab/></text:span><text:span text:style-name="T6">true</text:span></text:p>
      <text:p text:style-name="P1"><text:span text:style-name="T3">ts</text:span>trin<text:span text:style-name="T2">g*</text:span><text:tab/><text:tab/>\"[^\"]*\" <text:s text:c="4"/>\"[^\"]*[\\\"]*\"<text:tab/><text:tab/>“ <text:s text:c="2"/>“</text:p>
      <text:p text:style-name="P2"><text:span text:style-name="T29">T</text:span><text:span text:style-name="T3">i</text:span>d*<text:tab/><text:tab/>[a-zA-Z0-9ñ<text:span text:style-name="T30">Ñ</text:span>][a-zA-Z0-9ñ_]*<text:tab/><text:span text:style-name="T6">hola_12</text:span><text:tab/></text:p>
      <text:p text:style-name="P3"><text:span text:style-name="T9">T</text:span><text:span text:style-name="T10">R</text:span><text:span text:style-name="T9">I</text:span><text:span text:style-name="T10">nt*</text:span><text:tab/><text:tab/><text:span text:style-name="T4">int<text:tab/><text:tab/><text:tab/></text:span><text:span text:style-name="T6">int</text:span></text:p>
      <text:p text:style-name="P4"><text:span text:style-name="T29">tp</text:span><text:span text:style-name="T30">c</text:span>oma*<text:tab/><text:tab/>;<text:tab/><text:tab/><text:tab/>;</text:p>
      <text:p text:style-name="P12"><text:span text:style-name="T29">t</text:span><text:span text:style-name="T5">incremento* <text:tab/>(\-\-)|(\+\+)<text:tab/><text:tab/><text:tab/></text:span><text:span text:style-name="T6">++</text:span></text:p>
      <text:p text:style-name="P5"><text:span text:style-name="T29">to</text:span><text:span text:style-name="T7">p</text:span><text:span text:style-name="T29">a</text:span>rimetica*<text:tab/>\+|\-|\*|\/|\*\*|\%<text:tab/><text:tab/>%</text:p>
      <text:p text:style-name="P9"><text:span text:style-name="T25">tc</text:span><text:span text:style-name="T26">omparacion*</text:span><text:tab/><text:span text:style-name="T20">&lt;=|&lt;|&gt;=|&gt;</text:span><text:tab/><text:tab/><text:tab/>&lt;</text:p>
      <text:p text:style-name="P11"><text:span text:style-name="T25">t</text:span><text:span text:style-name="T20">verda*</text:span><text:tab/><text:tab/><text:span text:style-name="T22">\|\||&amp;&amp;|\^|!<text:tab/><text:tab/><text:tab/></text:span><text:span text:style-name="T23">||</text:span></text:p>
      <text:p text:style-name="P10"><text:span text:style-name="T31">ti</text:span><text:span text:style-name="T32">gual*</text:span><text:tab/><text:tab/><text:span text:style-name="T20">!=</text:span><text:span text:style-name="T27">|=</text:span><text:span text:style-name="T28">|</text:span><text:span text:style-name="T19">==</text:span><text:span text:style-name="T20"><text:tab/><text:tab/><text:tab/></text:span><text:span text:style-name="T24">!</text:span><text:span text:style-name="T21">=</text:span></text:p>
      <text:p text:style-name="P6"><text:span text:style-name="T29">tc</text:span>oma*<text:tab/><text:tab/>,<text:tab/><text:tab/><text:tab/>,</text:p>
      <text:p text:style-name="P7"><text:span text:style-name="T12">tr</text:span><text:span text:style-name="T8">const*</text:span><text:tab/><text:tab/>const<text:tab/><text:tab/><text:tab/>const</text:p>
      <text:p text:style-name="P15"><text:span text:style-name="T29">tp</text:span>arentesis<text:span text:style-name="T29">a<text:tab/>*</text:span><text:tab/><text:span text:style-name="T13">(</text:span><text:tab/><text:tab/><text:tab/><text:span text:style-name="T13">(</text:span></text:p>
      <text:p text:style-name="P15"><text:span text:style-name="T29">tp</text:span>arentesis<text:span text:style-name="T29">b*</text:span><text:tab/><text:span text:style-name="T13">)</text:span><text:tab/><text:tab/><text:tab/><text:span text:style-name="T13">)</text:span></text:p>
      <text:p text:style-name="P16"><text:span text:style-name="T12">tri</text:span><text:span text:style-name="T8">f*</text:span><text:tab/><text:tab/>if<text:tab/><text:tab/><text:tab/>if</text:p>
      <text:p text:style-name="P16"><text:span text:style-name="T12">tre</text:span><text:span text:style-name="T11">lse*</text:span><text:span text:style-name="T14"><text:tab/><text:tab/>else<text:tab/><text:tab/><text:tab/>else</text:span></text:p>
      <text:p text:style-name="P17"><text:span text:style-name="T29">tc</text:span>omentario<text:span text:style-name="T29">r</text:span>aya*<text:tab/>\/\/[^\n]*<text:tab/><text:tab/><text:tab/>//<text:span text:style-name="T15">holis</text:span></text:p>
      <text:p text:style-name="P19"><text:span text:style-name="T29">tc</text:span>omentarioPor*<text:tab/>\/\*[^\*\/]*\*\/<text:tab/><text:tab/>/<text:span text:style-name="T16">*holis*/</text:span></text:p>
      <text:p text:style-name="P20"><text:span text:style-name="T18">trs</text:span><text:span text:style-name="T17">witch*</text:span><text:span text:style-name="T16"><text:tab/><text:tab/>switch<text:tab/><text:tab/><text:tab/>switch</text:span></text:p>
      <text:p text:style-name="P21"><text:span text:style-name="T18">trc</text:span><text:span text:style-name="T17">ase*</text:span><text:span text:style-name="T16"><text:tab/><text:tab/>case<text:tab/><text:tab/><text:tab/>case</text:span></text:p>
      <text:p text:style-name="P31"><text:span text:style-name="T29">trp</text:span>untos*<text:tab/><text:tab/>:<text:tab/><text:tab/><text:tab/>:</text:p>
      <text:p text:style-name="P22"><text:span text:style-name="T18">trb</text:span><text:span text:style-name="T17">reak*</text:span><text:span text:style-name="T16"><text:tab/><text:tab/>break<text:tab/><text:tab/><text:tab/>break</text:span></text:p>
      <text:p text:style-name="P23"><text:span text:style-name="T18">trf</text:span><text:span text:style-name="T17">or*</text:span><text:span text:style-name="T16"><text:tab/><text:tab/>for<text:tab/><text:tab/><text:tab/>for</text:span></text:p>
      <text:p text:style-name="P24"><text:span text:style-name="T18">trw</text:span><text:span text:style-name="T17">hile*</text:span><text:span text:style-name="T16"><text:tab/><text:tab/>while<text:tab/><text:tab/><text:tab/>while</text:span></text:p>
      <text:p text:style-name="P25"><text:span text:style-name="T18">trd</text:span><text:span text:style-name="T17">o*</text:span><text:span text:style-name="T16"><text:tab/><text:tab/>do<text:tab/><text:tab/><text:tab/>do</text:span></text:p>
      <text:p text:style-name="P26"><text:span text:style-name="T18">trc</text:span><text:span text:style-name="T17">ontinue*<text:tab/></text:span><text:span text:style-name="T16"><text:tab/>continue<text:tab/><text:tab/><text:tab/>continue</text:span></text:p>
      <text:p text:style-name="P27"><text:span text:style-name="T18">trv</text:span><text:span text:style-name="T17">oid*</text:span><text:span text:style-name="T16"><text:tab/><text:tab/>void<text:tab/><text:tab/><text:tab/>void</text:span></text:p>
      <text:p text:style-name="P28"><text:span text:style-name="T18">trc</text:span><text:span text:style-name="T17">all*</text:span><text:span text:style-name="T16"><text:tab/><text:tab/>call<text:tab/><text:tab/><text:tab/>call</text:span></text:p>
      <text:p text:style-name="P29"><text:span text:style-name="T18">trr</text:span><text:span text:style-name="T17">eturn*<text:tab/></text:span><text:span text:style-name="T16"><text:tab/>return<text:tab/><text:tab/><text:tab/>return</text:span></text:p>
      <text:p text:style-name="P30"><text:span text:style-name="T18">tr</text:span><text:span text:style-name="T17">print*<text:tab/></text:span><text:span text:style-name="T16"><text:tab/>print<text:tab/><text:tab/><text:tab/>print</text:span></text:p>
      <text:p text:style-name="P30"><text:span text:style-name="T18">tr</text:span><text:span text:style-name="T17">prinln*</text:span><text:span text:style-name="T16"><text:tab/><text:tab/>println<text:tab/><text:tab/><text:tab/>println</text:span></text:p>
      <text:p text:style-name="P30"><text:span text:style-name="T18">ttt</text:span><text:span text:style-name="T17">ype*</text:span><text:span text:style-name="T16"><text:tab/><text:tab/>typeof<text:tab/><text:tab/><text:tab/>typeof</text:span></text:p>
      <text:p text:style-name="P32"/>
      <text:p text:style-name="P33"/>
      <text:p text:style-name="P34"><text:span text:style-name="T33">a</text:span> </text:p>
      <text:p text:style-name="P34">S:a;</text:p>
      <text:p text:style-name="P34"/>
      <text:p text:style-name="P35">a*</text:p>
      <text:p text:style-name="P34">S:Sa</text:p>
      <text:p text:style-name="P34">|a</text:p>
      <text:p text:style-name="P38">|B</text:p>
      <text:p text:style-name="P34"><text:span text:style-name="T35">B:</text:span>epsilon</text:p>
      <text:p text:style-name="P34"/>
      <text:p text:style-name="P34"><text:soft-page-break/></text:p>
      <text:p text:style-name="P35">a+</text:p>
      <text:p text:style-name="P34">S:Ba</text:p>
      <text:p text:style-name="P34">B:Ba</text:p>
      <text:p text:style-name="P34">|a</text:p>
      <text:p text:style-name="P39">|C</text:p>
      <text:p text:style-name="P39">C:<text:span text:style-name="T39">epsilon;</text:span></text:p>
      <text:p text:style-name="P34"/>
      <text:p text:style-name="P35">abc</text:p>
      <text:p text:style-name="P34">S:abc;</text:p>
      <text:p text:style-name="P34">S:Ac;</text:p>
      <text:p text:style-name="P34">A:Bb;</text:p>
      <text:p text:style-name="P34">B:a;</text:p>
      <text:p text:style-name="P34"/>
      <text:p text:style-name="P35">“<text:span text:style-name="T34">IF”</text:span></text:p>
      <text:p text:style-name="P36"><text:span text:style-name="T34">S</text:span>: A ‘E’</text:p>
      <text:p text:style-name="P36"><text:s/>|’I’</text:p>
      <text:p text:style-name="P36">A:’I’</text:p>
      <text:p text:style-name="P36">|A ‘EI’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G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G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13T14:16:47.569000000</dc:date>
    <meta:editing-duration>PT13H53M38S</meta:editing-duration>
    <meta:editing-cycles>106</meta:editing-cycles>
    <meta:generator>LibreOffice/7.2.7.2$Windows_X86_64 LibreOffice_project/8d71d29d553c0f7dcbfa38fbfda25ee34cce99a2</meta:generator>
    <meta:document-statistic meta:table-count="0" meta:image-count="0" meta:object-count="0" meta:page-count="2" meta:paragraph-count="63" meta:word-count="144" meta:character-count="1054" meta:non-whitespace-character-count="872"/>
  </office:meta>
</office:document-meta>
</file>